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the Default Joomla Templates:</text:p>
            <text:p>protostar and<text:line-break/>beez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7-26T13:15:34.076085537</dc:date>
    <meta:editing-duration>P0D</meta:editing-duration>
    <meta:editing-cycles>1</meta:editing-cycles>
    <meta:document-statistic meta:object-count="25"/>
  </office:meta>
</office:document-meta>
</file>